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ee4a6" style:text-blinking="false" fo:background-color="transparent" style:font-size-asian="14pt" style:font-size-complex="14pt"/>
    </style:style>
    <style:style style:name="P2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6828" officeooo:paragraph-rsid="001ee4a6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ee4a6" style:text-blinking="false" fo:background-color="transparent" style:font-size-asian="14pt" style:font-size-complex="14pt"/>
    </style:style>
    <style:style style:name="T1" style:family="text">
      <style:text-properties officeooo:rsid="001c6828"/>
    </style:style>
    <style:style style:name="T2" style:family="text">
      <style:text-properties fo:font-style="italic" officeooo:rsid="001c68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use of the Jensen inequality is not just limited to use in herbivore interactions with plants but also has many different applications outside of this ecological inter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Rigby</meta:initial-creator>
    <meta:creation-date>2018-03-13T14:14:16.636997405</meta:creation-date>
    <dc:date>2018-03-13T16:54:22.254478745</dc:date>
    <dc:creator>Justin Rigby</dc:creator>
    <meta:editing-duration>PT45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8" meta:character-count="178" meta:non-whitespace-character-count="151"/>
  </office:meta>
</office:document-meta>
</file>